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306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12"/>
        <table:table-column table:style-name="co6" table:default-cell-style-name="ce14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number-columns-repeated="4"/>
          <table:table-cell table:style-name="Default" table:number-columns-repeated="2"/>
          <table:table-cell/>
          <table:table-cell table:style-name="ce16" office:value-type="string" calcext:value-type="string">
            <text:p>PTS</text:p>
          </table:table-cell>
        </table:table-row>
        <table:table-row table:style-name="ro1">
          <table:table-cell table:style-name="ce2" office:value-type="string" calcext:value-type="string">
            <text:p>Nombre</text:p>
          </table:table-cell>
          <table:table-cell table:style-name="ce5" office:value-type="string" calcext:value-type="string">
            <text:p>Pregunta A</text:p>
          </table:table-cell>
          <table:table-cell table:style-name="ce5" office:value-type="string" calcext:value-type="string">
            <text:p>Pregunta B</text:p>
          </table:table-cell>
          <table:table-cell table:style-name="ce5" office:value-type="string" calcext:value-type="string">
            <text:p>Pregunta C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table:style-name="ce13" office:value-type="string" calcext:value-type="string">
            <text:p>Pregunta A</text:p>
          </table:table-cell>
          <table:table-cell table:style-name="ce3" office:value-type="string" calcext:value-type="string">
            <text:p>Código del profesor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EJANDRO GARCIA RUCAVAD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3:.D3])" office:value-type="float" office:value="11" calcext:value-type="float">
            <text:p>11</text:p>
          </table:table-cell>
          <table:table-cell/>
          <table:table-cell table:style-name="ce13" office:value-type="string" calcext:value-type="string">
            <text:p>Pregunta B</text:p>
          </table:table-cell>
          <table:table-cell table:style-name="ce3" office:value-type="string" calcext:value-type="string">
            <text:p>Intereses</text:p>
          </table:table-cell>
          <table:table-cell table:style-name="ce17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IBAL ISIDRO PORTUGEZ QUIRO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4:.D4])" office:value-type="float" office:value="11" calcext:value-type="float">
            <text:p>11</text:p>
          </table:table-cell>
          <table:table-cell/>
          <table:table-cell table:style-name="ce13" office:value-type="string" calcext:value-type="string">
            <text:p>Pregunta C</text:p>
          </table:table-cell>
          <table:table-cell table:style-name="ce3" office:value-type="string" calcext:value-type="string">
            <text:p>Cálculo circunferencia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ONY RODRIGUEZ ZUÑIG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5:.D5])" office:value-type="float" office:value="11" calcext:value-type="float">
            <text:p>11</text:p>
          </table:table-cell>
          <table:table-cell/>
          <table:table-cell table:style-name="ce21"/>
          <table:table-cell table:number-columns-repeated="2"/>
        </table:table-row>
        <table:table-row table:style-name="ro1">
          <table:table-cell office:value-type="string" calcext:value-type="string">
            <text:p>BRAINER HERRERA GONZALEZ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6:.D6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OS ANDRE QUIROZ POLANCO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office:value-type="float" office:value="0" calcext:value-type="float">
            <text:p>0</text:p>
          </table:table-cell>
          <table:table-cell table:formula="of:=SUM([.B7:.D7])" office:value-type="float" office:value="9.5" calcext:value-type="float">
            <text:p>9,5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TOPHER DANIEL SOTO GONZALEZ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8:.D8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LAN GIOVANNY LEANDRO VALVERD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9:.D9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GO FRANCISCO CANALES MOR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0:.D1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ICKSON MURILLO RIO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1:.D11])" office:value-type="float" office:value="2" calcext:value-type="float">
            <text:p>2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10 % primer pregunta, carrera y nivel programacion</text:p>
          </table:table-cell>
        </table:table-row>
        <table:table-row table:style-name="ro1">
          <table:table-cell office:value-type="string" calcext:value-type="string">
            <text:p>FABIAN ALBERTO VARGAS CHACO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12:.D12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style-name="ce15"/>
          <table:table-cell office:value-type="string" calcext:value-type="string">
            <text:p>90% tarea especifica (15) algoritmo (75)</text:p>
          </table:table-cell>
        </table:table-row>
        <table:table-row table:style-name="ro1">
          <table:table-cell office:value-type="string" calcext:value-type="string">
            <text:p>FRANCINI MARGARITA BRENES CHACO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13:.D13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SSELLE VANESSA HERNANDEZ RICHMON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14:.D14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FET STIR SABALLOS MARCHE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5:.D15])" office:value-type="float" office:value="4" calcext:value-type="float">
            <text:p>4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RGE ANTONIO ZUÑIGA TORRE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16:.D16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 DANIEL VARGAS RODRIGUEZ</text:p>
          </table:table-cell>
          <table:table-cell office:value-type="float" office:value="3.8" calcext:value-type="float">
            <text:p>3,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17:.D17])" office:value-type="float" office:value="10.8" calcext:value-type="float">
            <text:p>10,8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 RICARDO FONSECA LI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18:.D18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N CARLOS VALENZUELA QUESAD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19:.D19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N IGNACIO CHAVES WON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20:.D20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AN FRANCISCO LOBO ZELEDO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21:.D21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 GEOVANNY GUERRERO ARGUEDA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22:.D22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LA FRANSUA HIDALGO QUIRO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23:.D23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IS FERNANDO RODRIGUEZ ARIAS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office:value-type="float" office:value="1" calcext:value-type="float">
            <text:p>1</text:p>
          </table:table-cell>
          <table:table-cell table:formula="of:=SUM([.B24:.D24])" office:value-type="float" office:value="10.5" calcext:value-type="float">
            <text:p>10,5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IS GUILLERMO QUESADA VALVERD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25:.D25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VIN FELIPE UMAÑA REVUELT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6:.D2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SIEL SABRINA ELIZONDO MOR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27:.D27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MAURICIO DE JESUS CHAVES ARGUEDA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28:.D28])" office:value-type="float" office:value="11" calcext:value-type="float">
            <text:p>11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MONTSERRAT HERNANDEZ HERNANDEZ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29:.D29])" office:value-type="float" office:value="11" calcext:value-type="float">
            <text:p>11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ODALIZ NAZARETH BRAVO MENDEZ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30:.D30])" office:value-type="float" office:value="10" calcext:value-type="float">
            <text:p>10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ABLO DAVID CORDERO BERMUDEZ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31:.D31])" office:value-type="float" office:value="11" calcext:value-type="float">
            <text:p>11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ONULFO FABRICIO LEON GAMBO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32:.D32])" office:value-type="float" office:value="11" calcext:value-type="float">
            <text:p>11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OXINY ANDREA GUEVARA QUESAD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3:.D33])" office:value-type="float" office:value="0" calcext:value-type="float">
            <text:p>0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4" office:value-type="string" calcext:value-type="string">
            <text:p>SERGIO DENIS CHAVARRIA ZUÑIG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34:.D34])" office:value-type="float" office:value="11" calcext:value-type="float">
            <text:p>11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XOTCHIL DANIELA ROJAS FERNANDEZ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35:.D35])" office:value-type="float" office:value="11" calcext:value-type="float">
            <text:p>11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YASMIN DAYANE ORTEGA AGUILA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,2</text:p>
          </table:table-cell>
          <table:table-cell table:formula="of:=SUM([.B36:.D36])" office:value-type="float" office:value="10.2" calcext:value-type="float">
            <text:p>10,2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YENDRI MARIA ROJAS ZAMOR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table:formula="of:=SUM([.B37:.D37])" office:value-type="float" office:value="10.5" calcext:value-type="float">
            <text:p>10,5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 style:data-style-name="N2" text:time-value="16:10:17.03088185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09-03T16:12:04.485525367</dc:date>
    <meta:editing-duration>PT6H53S</meta:editing-duration>
    <meta:editing-cycles>7</meta:editing-cycles>
    <meta:generator>LibreOffice/6.4.4.2$Linux_X86_64 LibreOffice_project/40$Build-2</meta:generator>
    <meta:document-statistic meta:table-count="1" meta:cell-count="222" meta:object-count="0"/>
  </office:meta>
</office:document-meta>
</file>